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10-30">30.10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tärkeää</text:span></text:p>
              </text:list-item>
              <text:list-item>
                <text:p text:style-name="P12"><text:span text:style-name="T6">Mitä kannattaa indeksoida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ä tässä saavutetteisii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10-30">30.10.2023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10-30">30.10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10-30">30.10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93</meta:editing-cycles>
    <meta:print-date>2020-09-28T07:56:54</meta:print-date>
    <meta:creation-date>2020-11-11T09:16:24</meta:creation-date>
    <dc:date>2023-10-30T14:31:32.710000000</dc:date>
    <meta:editing-duration>PT11H25M11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